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text-properties fo:font-size="16pt" style:font-size-asian="16pt" style:font-size-complex="16pt"/>
    </style:style>
    <style:style style:name="T1"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lcul d'un trajet de transports publics</text:h>
      <text:h text:style-name="Heading_20_2" text:outline-level="2">Introduction</text:h>
      <text:p text:style-name="P2">Le projet a pour objectif de développer un programme en Prolog permettant à un usager d'un réseau de transport de trouver un itinéraire entre deux stations en respectant différentes contraintes telles que l'horaire de départ, l'horaire d'arrivée, minimiser le nombre de correspondances, ou la durée du voyage.</text:p>
      <text:h text:style-name="Heading_20_2" text:outline-level="2">Représentation du réseau de transport</text:h>
      <text:p text:style-name="Text_20_body"><text:span text:style-name="T1">Les lignes du réseau sont définies par le prédicat </text:span><text:span text:style-name="Source_20_Text"><text:span text:style-name="T1">ligne/5</text:span></text:span><text:span text:style-name="T1">, comprenant le nom de la ligne, le type de moyen de transport, la liste des arrêts avec les temps de parcours, ainsi que les horaires de départ et d'arrivée pour les trajets aller et retour.</text:span></text:p>
      <text:p text:style-name="P2">Exemple de représentation d'une ligne de métro :</text:p>
      <text:p text:style-name="Preformatted_20_Text"><text:span text:style-name="Source_20_Text"><text:span text:style-name="T1">ligne(11, metro,</text:span></text:span></text:p>
      <text:p text:style-name="Preformatted_20_Text"><text:span text:style-name="Source_20_Text"><text:span text:style-name="T1">[</text:span></text:span></text:p>
      <text:p text:style-name="Preformatted_20_Text"><text:span text:style-name="Source_20_Text"><text:span text:style-name="T1">[mairie_lilas, 0],</text:span></text:span></text:p>
      <text:p text:style-name="Preformatted_20_Text"><text:span text:style-name="Source_20_Text"><text:span text:style-name="T1">[porte_lilas, 3],</text:span></text:span></text:p>
      <text:p text:style-name="Preformatted_20_Text"><text:span text:style-name="Source_20_Text"><text:span text:style-name="T1">% ... (autres arrêts)</text:span></text:span></text:p>
      <text:p text:style-name="Preformatted_20_Text"><text:span text:style-name="Source_20_Text"><text:span text:style-name="T1">[chatelet, 1]</text:span></text:span></text:p>
      <text:p text:style-name="Preformatted_20_Text"><text:span text:style-name="Source_20_Text"><text:span text:style-name="T1">], [[5,15],5,[1,30]], [[5,0],5,[2,0]]</text:span></text:span></text:p>
      <text:p text:style-name="P1"><text:span text:style-name="Source_20_Text"><text:span text:style-name="T1">)</text:span></text:span></text:p>
      <text:h text:style-name="Heading_20_2" text:outline-level="2">Exercices</text:h>
      <text:h text:style-name="Heading_20_3" text:outline-level="3">Exercice 01 - Manipulation des horaires</text:h>
      <text:h text:style-name="Heading_20_4" text:outline-level="4"><text:span text:style-name="Source_20_Text">addh/3</text:span></text:h>
      <text:p text:style-name="Text_20_body"><text:span text:style-name="T1">Le prédicat </text:span><text:span text:style-name="Source_20_Text"><text:span text:style-name="T1">addh/3</text:span></text:span><text:span text:style-name="T1"> permet d'ajouter un certain nombre de minutes à un horaire.</text:span></text:p>
      <text:p text:style-name="P2">Exemples d'utilisation :</text:p>
      <text:p text:style-name="Preformatted_20_Text"><text:span text:style-name="Source_20_Text"><text:span text:style-name="T1">addh([13, 34], 30, [14, 4]) % vrai</text:span></text:span></text:p>
      <text:p text:style-name="P1"><text:span text:style-name="Source_20_Text"><text:span text:style-name="T1">addh([10, 14], 25, [14, 4]) % faux</text:span></text:span></text:p>
      <text:h text:style-name="Heading_20_4" text:outline-level="4"><text:soft-page-break/><text:span text:style-name="Source_20_Text">affiche/1</text:span></text:h>
      <text:p text:style-name="Text_20_body"><text:span text:style-name="T1">Le prédicat </text:span><text:span text:style-name="Source_20_Text"><text:span text:style-name="T1">affiche/1</text:span></text:span><text:span text:style-name="T1"> affiche un horaire dans un format lisible.</text:span></text:p>
      <text:p text:style-name="P2">Exemple d'utilisation :</text:p>
      <text:p text:style-name="P1"><text:span text:style-name="Source_20_Text"><text:span text:style-name="T1">affiche([5, 37]) % affichera sur l’écran 05h37</text:span></text:span></text:p>
      <text:h text:style-name="Heading_20_3" text:outline-level="3">Exercice 02 - Vérification de la ligne entre deux arrêts</text:h>
      <text:h text:style-name="Heading_20_4" text:outline-level="4"><text:span text:style-name="Source_20_Text">lig/3</text:span></text:h>
      <text:p text:style-name="Text_20_body"><text:span text:style-name="T1">Le prédicat </text:span><text:span text:style-name="Source_20_Text"><text:span text:style-name="T1">lig/3</text:span></text:span><text:span text:style-name="T1"> vérifie si une ligne passe entre deux arrêts.</text:span></text:p>
      <text:h text:style-name="Heading_20_4" text:outline-level="4"><text:span text:style-name="Source_20_Text">ligtot/4</text:span> et <text:span text:style-name="Source_20_Text">ligtard/4</text:span></text:h>
      <text:p text:style-name="Text_20_body"><text:span text:style-name="T1">Les prédicats </text:span><text:span text:style-name="Source_20_Text"><text:span text:style-name="T1">ligtot/4</text:span></text:span><text:span text:style-name="T1"> et </text:span><text:span text:style-name="Source_20_Text"><text:span text:style-name="T1">ligtard/4</text:span></text:span><text:span text:style-name="T1"> déterminent respectivement le départ le plus tôt et l'arrivée la plus tardive entre deux arrêts.</text:span></text:p>
      <text:h text:style-name="Heading_20_3" text:outline-level="3">Exercice 03 - Recherche d'itinéraire entre deux arrêts</text:h>
      <text:h text:style-name="Heading_20_4" text:outline-level="4"><text:span text:style-name="Source_20_Text">itinTot/4</text:span> et <text:span text:style-name="Source_20_Text">itinTard/4</text:span></text:h>
      <text:p text:style-name="Text_20_body"><text:span text:style-name="T1">Les prédicats </text:span><text:span text:style-name="Source_20_Text"><text:span text:style-name="T1">itinTot/4</text:span></text:span><text:span text:style-name="T1"> et </text:span><text:span text:style-name="Source_20_Text"><text:span text:style-name="T1">itinTard/4</text:span></text:span><text:span text:style-name="T1"> cherchent un itinéraire entre deux arrêts, en prenant en compte l'heure de départ.</text:span></text:p>
      <text:h text:style-name="Heading_20_2" text:outline-level="2">Interface utilisateur</text:h>
      <text:h text:style-name="Heading_20_3" text:outline-level="3">Exercice 4 - Options avancées</text:h>
      <text:p text:style-name="P2">Les prédicats des exercices précédents sont étendus avec des options telles que le choix du réseau, la préférence par rapport à la longueur du trajet, ou le nombre de correspondances.</text:p>
      <text:h text:style-name="Heading_20_3" text:outline-level="3">Exercice 5 - Interface utilisateur</text:h>
      <text:p text:style-name="P2">L'interface utilisateur permet à l'utilisateur de sélectionner les stations de départ et d'arrivée, ainsi que différentes options, et affiche les parcours possibles.</text:p>
      <text:h text:style-name="Heading_20_2" text:outline-level="2">Conclusion</text:h>
      <text:p text:style-name="Text_20_body"><text:span text:style-name="T1">Le projet a été réalisé en respectant les spécifications fournies. Les prédicats ont été implémentés de manière fonctionnelle, prenant en compte les diverses contraintes liées aux horaires et aux itinérair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7T22:54:08.671179916</dc:date>
    <meta:editing-duration>PT2M47S</meta:editing-duration>
    <meta:editing-cycles>1</meta:editing-cycles>
    <meta:document-statistic meta:table-count="0" meta:image-count="0" meta:object-count="0" meta:page-count="2" meta:paragraph-count="40" meta:word-count="357" meta:character-count="2309" meta:non-whitespace-character-count="1992"/>
    <meta:generator>LibreOffice/7.6.2.1$Linux_X86_64 LibreOffice_project/60$Build-1</meta:generator>
  </office:meta>
</office:document-meta>
</file>